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week</text:p>
          </table:table-cell>
          <table:table-cell office:value-type="string">
            <text:p>he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3.5">
            <text:p>53.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53.5">
            <text:p>5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.5">
            <text:p>55.5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55.5">
            <text:p>5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7.5">
            <text:p>57.5</text:p>
          </table:table-cell>
        </table:table-row>
        <table:table-row table:style-name="ro1">
          <table:table-cell office:value-type="float" office:value="8.5">
            <text:p>8.5</text:p>
          </table:table-cell>
          <table:table-cell office:value-type="float" office:value="57.5">
            <text:p>5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.5">
            <text:p>9.5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0.5">
            <text:p>10.5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1.5">
            <text:p>11.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9.5">
            <text:p>59.5</text:p>
          </table:table-cell>
        </table:table-row>
        <table:table-row table:style-name="ro1">
          <table:table-cell office:value-type="float" office:value="12.5">
            <text:p>12.5</text:p>
          </table:table-cell>
          <table:table-cell office:value-type="float" office:value="59.5">
            <text:p>59.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3.5">
            <text:p>13.5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14.5">
            <text:p>14.5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15.5">
            <text:p>15.5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16.5">
            <text:p>16.5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17.5">
            <text:p>17.5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18.5">
            <text:p>18.5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9.5">
            <text:p>19.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0.5">
            <text:p>20.5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1.5">
            <text:p>21.5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5">
            <text:p>6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9">05/19/2022</text:date>, <text:time>07:2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Carlberg</meta:initial-creator>
    <meta:creation-date>2022-01-12T11:09:23.89</meta:creation-date>
    <dc:date>2022-05-19T07:26:09.08</dc:date>
    <dc:creator>Patrick Carlberg</dc:creator>
    <meta:editing-duration>P2DT10H4M55S</meta:editing-duration>
    <meta:editing-cycles>25</meta:editing-cycles>
    <meta:generator>OpenOffice/4.1.10$Win32 OpenOffice.org_project/4110m2$Build-9807</meta:generator>
    <meta:document-statistic meta:table-count="3" meta:cell-count="84" meta:object-count="0"/>
  </office:meta>
</office:document-meta>
</file>